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/>
    </style:style>
    <style:style style:name="P3" style:family="paragraph" style:parent-style-name="Standard">
      <style:paragraph-properties style:text-autospace="none"/>
      <style:text-properties fo:color="#000000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 fo:margin-left="2.54cm" fo:margin-right="0cm" fo:text-indent="0cm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3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Wingdings"/>
    </style:style>
    <style:style style:name="T4" style:family="text">
      <style:text-properties fo:color="#000000"/>
    </style:style>
    <style:style style:name="T5" style:family="text">
      <style:text-properties fo:color="#000000" style:text-position="super 58%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es" fo:country="ES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a 1 – estrutura sequencial (sala de aula – tutorados)</text:p>
      <text:p text:style-name="Standard"/>
      <text:p text:style-name="Standard">Assunto:</text:p>
      <text:p text:style-name="P6">Variáveis, instruções de entrada e saída de dados e expressões artiméticas.</text:p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7"><text:tab/>a.1) Dados de entrada:</text:p>
      <text:p text:style-name="P7"><text:tab/>a.2) Processamento (instruções a serem realizadas):</text:p>
      <text:p text:style-name="P7"><text:tab/>a.3) Dados de saída:</text:p>
      <text:p text:style-name="P7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P5">Importante (Leia antes de iniciar a resolução dos exercícios):</text:p>
      <text:list xml:id="list33172306" text:style-name="WW8Num3">
        <text:list-item>
          <text:p text:style-name="P11">Variáveis:</text:p>
          <text:list>
            <text:list-item>
              <text:p text:style-name="P11">São endereços (espaços) da memória (área de trabalho do computador) utilizados para armazenar valores e poder recuperá-los;</text:p>
            </text:list-item>
            <text:list-item>
              <text:p text:style-name="P11">Precisam ser declaradas, informando um tipo e um identificador (nome). Exemplo: int Valor1;</text:p>
            </text:list-item>
            <text:list-item>
              <text:p text:style-name="P11">A linguagem C é <text:span text:style-name="T2">case sentive</text:span>, ou seja, há distinção entre maiúsculas e minúsculas. Exemplo: int Valor1; e int valor1; Valor1 e valor1 são variáveis distintas.</text:p>
            </text:list-item>
            <text:list-item>
              <text:p text:style-name="P11">A sintaxe de atribuição (armazenar um valor em uma variável) é:</text:p>
            </text:list-item>
          </text:list>
        </text:list-item>
      </text:list>
      <text:p text:style-name="P8"><text:tab/>Variável <text:span text:style-name="T3"></text:span> valor, significando que a variável recebe o valor, portanto, na linguagem C, a variável que vai armazenar (receber o valor) fica à esquerda do sinal de atribuição que é representado por “=”. Exemplo Valor1 = Valor2 + 10; significa que a variável Valor1 receberá (armazenará) o conteúdo da variável Valor2 mais dez.</text:p>
      <text:list xml:id="list33193387" text:continue-numbering="true" text:style-name="WW8Num3">
        <text:list-item>
          <text:p text:style-name="P11">Instruções:</text:p>
          <text:list>
            <text:list-item>
              <text:p text:style-name="P11">São os comandos que compõem um programa (algoritmo), as ações que serão realizadas;</text:p>
            </text:list-item>
            <text:list-item>
              <text:p text:style-name="P11">Cada instrução é obrigatoriamente finalizada com ponto e vírgula;</text:p>
            </text:list-item>
          </text:list>
        </text:list-item>
        <text:list-item>
          <text:p text:style-name="P11">Erros:</text:p>
          <text:list>
            <text:list-item>
              <text:p text:style-name="P11">Verificar se não há falta de ponto e vírgula no final de cada instrução;</text:p>
            </text:list-item>
            <text:list-item>
              <text:p text:style-name="P11">Verificar se o nome da variável está escrito de maneira idêntica na declaração e no uso.</text:p>
            </text:list-item>
          </text:list>
        </text:list-item>
      </text:list>
      <text:p text:style-name="P8">c. Verificar as mensagens de erro. “<text:span text:style-name="T1">error <text:s/>‘Var1’ undeclared</text:span>” significa que a variável não foi declarada, o que pode ocorrer por identificadores (nomes) diferentes, incluindo diferenças de maiúsculas e minúsculas.</text:p>
      <text:p text:style-name="P9">Exercícios:</text:p>
      <text:p text:style-name="Standard"/>
      <text:p text:style-name="P2">1) Escreva um algoritmo que leia o comprimento, a largura e a altura de uma caixa retangular e calcule o seu volume, cuja fórmula é: Volume = Comprimento * Largura * Altura.</text:p>
      <text:p text:style-name="P2"/>
      <text:p text:style-name="P2">2) Escreva um algoritmo que leia o valor de uma prestação e da taxa de juros cobrada pelo atraso da prestação. Calcule o valor a ser pago por meio da fórmula: Atraso = Prestação + (Prestação * Taxa /100). </text:p>
      <text:p text:style-name="P2"/>
      <text:p text:style-name="P2">3) Um professor atribui pesos de 1 a 4 para as notas de quatro avaliações. A média é calculada por meio da média ponderada (N1*1 + N2*2 + N3*3 + N4*4)/10, onde N1 é a nota da primeira avaliação, N2 da segunda, N3 da terceira e N4 da quarta. Faça um algoritmo que calcule a média ponderada. A média será um valor float e as notas valores inteiros.</text:p>
      <text:p text:style-name="P3"/>
      <text:p text:style-name="P3">4) Tendo como entrada dois valores inteiros, elaborar um algoritmo para calcular e mostrar:</text:p>
      <text:p text:style-name="P3">a) A soma desses números;</text:p>
      <text:p text:style-name="P3">a) A subtração do primeiro pelo segundo;</text:p>
      <text:p text:style-name="P3">c) A multiplicação entre eles;</text:p>
      <text:p text:style-name="P3">d) A divisão inteira do primeiro pelo segundo;</text:p>
      <text:p text:style-name="P3">e) A divisão float do primeiro pelo segundo;</text:p>
      <text:p text:style-name="P3">e) O resto da divisão do primeiro pelo segundo.</text:p>
      <text:p text:style-name="P3"/>
      <text:p text:style-name="P1"><text:span text:style-name="T4">5) </text:span>Calcular o salário líquido de uma pessoa<text:span text:style-name="T4">. Sobre o salário bruto incidem descontos de 27% de imposto de renda e 10% de INSS.</text:span></text:p>
      <text:p text:style-name="P2"/>
      <text:p text:style-name="P2">6) Escreva um algoritmo que converta um valor de temperatura de graus Celsius para graus Fahrenheit, cuja fórmula de conversão é: (9 * graus Celsius + 160) /5. </text:p>
      <text:p text:style-name="P2"/>
      <text:p text:style-name="P2">7) Escreva um algoritmo que converta um valor temperatura de graus Fahrenheit para graus Celsius, cuja fórmula de conversão é: (graus Fahrenheit – 32) * (5/9). </text:p>
      <text:p text:style-name="P2"/>
      <text:p text:style-name="P2">8) Escreva um algoritmo que leia dois valores A e B e efetue a troca dos valores, de forma que a variável A passe a possuir o valor de B e a variável B o valor de A. Mostre o conteúdo das variáveis antes e depois da troca.</text:p>
      <text:p text:style-name="P2"/>
      <text:p text:style-name="P1"><text:span text:style-name="T4">9) Um eletricista precisa comprar fio que irá passar pela diagonal de uma casa de formato retangular. Como ele não tem condições de medir a diagonal com precisão, uma solução alternativa é medir os lados da casa. A diagonal pode ser calculada a partir dos lados pelo Teorema de Pitágoras (a</text:span><text:span text:style-name="T5">2 </text:span><text:span text:style-name="T4">= b</text:span><text:span text:style-name="T5">2 </text:span><text:span text:style-name="T4">+ c</text:span><text:span text:style-name="T5">2</text:span><text:span text:style-name="T4">). Faça um algoritmo que calcule a quantidade mínima necessária de fio a ser comprada.</text:span></text:p>
      <text:p text:style-name="P2"/>
      <text:p text:style-name="Standard"><text:soft-page-break/><text:span text:style-name="T4">10) </text:span>Resolva as seguintes expressões matemáticas. X e Y são valores fornecidos pelo usuário. Calcule e mostre o resultado de cada expressão. Atenção para os resultados que podem ser valores float e para a prioridade dos operadores.</text:p>
      <text:p text:style-name="Standard"/>
      <text:p text:style-name="Standard">a) <text:span text:style-name="T8">x + y</text:span> <text:s/>* x<text:span text:style-name="T6">2</text:span></text:p>
      <text:p text:style-name="Standard"><text:s text:c="8"/>y</text:p>
      <text:p text:style-name="Standard"/>
      <text:p text:style-name="Standard">b) <text:span text:style-name="T8">x + y</text:span> </text:p>
      <text:p text:style-name="Standard"><text:s text:c="4"/><text:span text:style-name="T9">x – y</text:span></text:p>
      <text:p text:style-name="P4"/>
      <text:p text:style-name="Standard"><text:span text:style-name="T9">c) </text:span><text:span text:style-name="T10">x</text:span><text:span text:style-name="T7">2</text:span><text:span text:style-name="T10"> + y</text:span><text:span text:style-name="T7">3</text:span><text:span text:style-name="T9"> </text:span></text:p>
      <text:p text:style-name="P4"><text:s text:c="8"/>2</text:p>
      <text:p text:style-name="Standard"/>
      <text:p text:style-name="Standard">d) x<text:span text:style-name="T6">3</text:span> / x<text:span text:style-name="T6">2</text:span></text:p>
      <text:p text:style-name="Standard"/>
      <text:p text:style-name="Standard">e) Resto da divisão de x por y</text:p>
      <text:p text:style-name="Standard"><text:s text:c="4"/>Resto da divisão de x por 3</text:p>
      <text:p text:style-name="Standard"><text:s text:c="4"/>Resto da divisão de y por 5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– início</dc:title>
    <meta:initial-creator>Beatriz</meta:initial-creator>
    <meta:creation-date>2008-12-24T11:40:00</meta:creation-date>
    <dc:creator>Beatriz </dc:creator>
    <dc:date>2011-08-04T13:05:13.20</dc:date>
    <meta:editing-cycles>57</meta:editing-cycles>
    <meta:editing-duration>PT09H47M09S</meta:editing-duration>
    <meta:generator>BrOffice.org/3.2$Win32 OpenOffice.org_project/320m18$Build-9502</meta:generator>
    <meta:document-statistic meta:table-count="0" meta:image-count="0" meta:object-count="0" meta:page-count="3" meta:paragraph-count="51" meta:word-count="786" meta:character-count="4469"/>
  </office:meta>
</office:document-meta>
</file>